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8pt" style:text-underline-style="none" officeooo:paragraph-rsid="001aa5a1" style:font-name-asian="Arial" style:font-size-asian="8pt" style:font-name-complex="Arial" style:font-size-complex="8pt"/>
    </style:style>
    <style:style style:name="P2" style:family="paragraph" style:parent-style-name="Standard">
      <style:paragraph-properties fo:text-align="center" style:justify-single-word="false"/>
      <style:text-properties style:font-name="Arial" fo:font-size="8pt" style:text-underline-style="none" officeooo:paragraph-rsid="001aa5a1" style:font-name-asian="Arial" style:font-size-asian="8pt" style:font-name-complex="Arial" style:font-size-complex="8pt"/>
    </style:style>
    <style:style style:name="P3" style:family="paragraph" style:parent-style-name="Standard">
      <style:paragraph-properties fo:text-align="start" style:justify-single-word="false"/>
      <style:text-properties style:font-name="Arial" fo:font-size="8pt" style:text-underline-style="none" officeooo:rsid="001835b3" officeooo:paragraph-rsid="001aa5a1" style:font-size-asian="8pt" style:font-name-complex="Arial" style:font-size-complex="8pt"/>
    </style:style>
    <style:style style:name="P4" style:family="paragraph" style:parent-style-name="Standard">
      <style:paragraph-properties fo:text-align="start" style:justify-single-word="false"/>
      <style:text-properties style:font-name="Arial" fo:font-size="8pt" style:text-underline-style="none" officeooo:paragraph-rsid="001aa5a1" style:font-size-asian="8pt" style:font-name-complex="Arial" style:font-size-complex="8pt"/>
    </style:style>
    <style:style style:name="P5" style:family="paragraph" style:parent-style-name="Standard">
      <style:paragraph-properties fo:text-align="start" style:justify-single-word="false"/>
      <style:text-properties style:font-name="Arial" fo:font-size="8pt" style:text-underline-style="solid" style:text-underline-width="auto" style:text-underline-color="font-color" officeooo:rsid="001835b3" officeooo:paragraph-rsid="001aa5a1" style:font-size-asian="8pt" style:font-name-complex="Arial" style:font-size-complex="8pt"/>
    </style:style>
    <style:style style:name="P6" style:family="paragraph" style:parent-style-name="Standard" style:master-page-name="Standard">
      <style:paragraph-properties fo:text-align="start" style:justify-single-word="false" style:page-number="auto"/>
      <style:text-properties style:font-name="Arial" fo:font-size="8pt" style:text-underline-style="none" fo:font-weight="bold" officeooo:rsid="001835b3" officeooo:paragraph-rsid="001aa5a1" style:font-size-asian="8pt" style:font-weight-asian="bold" style:font-name-complex="Arial" style:font-size-complex="8pt" style:font-weight-complex="bold"/>
    </style:style>
    <style:style style:name="P7" style:family="paragraph" style:parent-style-name="Standard">
      <style:paragraph-properties fo:text-align="start" style:justify-single-word="false"/>
      <style:text-properties style:font-name="Arial" fo:font-size="8pt" style:text-underline-style="none" officeooo:rsid="001835b3" officeooo:paragraph-rsid="001aa5a1" style:font-name-asian="Arial" style:font-size-asian="8pt" style:font-name-complex="Arial" style:font-size-complex="8pt"/>
    </style:style>
    <style:style style:name="P8" style:family="paragraph" style:parent-style-name="Standard">
      <style:paragraph-properties fo:text-align="center" style:justify-single-word="false"/>
      <style:text-properties style:font-name="Arial" fo:font-size="8pt" style:text-underline-style="none" officeooo:paragraph-rsid="001aa5a1" style:font-name-asian="Arial" style:font-size-asian="8pt" style:font-name-complex="Arial" style:font-size-complex="8pt"/>
    </style:style>
    <style:style style:name="T1" style:family="text">
      <style:text-properties officeooo:rsid="001835b3"/>
    </style:style>
    <style:style style:name="T2" style:family="text">
      <style:text-properties style:text-underline-style="solid" style:text-underline-width="auto" style:text-underline-color="font-color"/>
    </style:style>
    <style:style style:name="T3" style:family="text">
      <style:text-properties style:font-name-asian="Arial"/>
    </style:style>
    <style:style style:name="T4" style:family="text">
      <style:text-properties officeooo:rsid="001835b3" style:font-name-asian="Arial"/>
    </style:style>
    <style:style style:name="T5" style:family="text">
      <style:text-properties officeooo:rsid="001c1a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Mission : Coder la partie comptable de l’application GSB_AppliMVC</text:span> </text:p>
      <text:p text:style-name="P3"/>
      <text:p text:style-name="P5">Buts de la mission</text:p>
      <text:p text:style-name="P3"/>
      <text:p text:style-name="P3">J’ai respecté les cas d’utilisation présentés dans le cahier des charges :</text:p>
      <text:p text:style-name="P3"><text:a xlink:type="simple" xlink:href="http://namiktiab.com/wp-content/uploads/2018/03/GSB-AppliFrais-Fiche-Descriptive.doc" text:style-name="Internet_20_link" text:visited-style-name="Visited_20_Internet_20_Link">http://namiktiab.com/wp-content/uploads/2018/03/GSB-AppliFrais-Fiche-Descriptive.doc</text:a></text:p>
      <text:p text:style-name="P3">J’ai respecté des normes de développement :</text:p>
      <text:p text:style-name="P3"><text:a xlink:type="simple" xlink:href="http://namiktiab.com/wp-content/uploads/2018/03/GSB-ApplisWebPHP-NormesDevlpt.doc" text:style-name="Internet_20_link" text:visited-style-name="Visited_20_Internet_20_Link">http://namiktiab.com/wp-content/uploads/2018/03/GSB-ApplisWebPHP-NormesDevlpt.doc</text:a></text:p>
      <text:p text:style-name="P3">J’ai réalisé les tâches suivantes :</text:p>
      <text:p text:style-name="P4"><text:span text:style-name="T3">- </text:span><text:span text:style-name="T4">tâche 1 : Validation d’une fiche de frais ; coder la page de validation d’une fiche de frais en respectant le cas d’utilisation « Valider fiche de frais »</text:span></text:p>
      <text:p text:style-name="P7">- tâche 2 : Suivi du paiement des fiches de frais ; coder la page de suivi de paiement en respectant le cas d’utilisation « Suivre le paiement fiche de frais ».</text:p>
      <text:p text:style-name="P7">- tâche 3 : Production <text:s/>de la documentation ; documentation PHP généré avec <text:span text:style-name="T5">php</text:span>Documentor dans NetBeans </text:p>
      <text:p text:style-name="P1">- <text:span text:style-name="T1">tâche 4 : Gestion du refus de certains frais hors forfait ; prendre en compte le fait qu’une fiche de frais hors forfait « refusée » ne doit pas être supprimée mais ne doit pas non plus être prise en compte (seul le libellé change avec l’ajout du texte « REFUSE-» en début de libellé).</text:span></text:p>
      <text:p text:style-name="P1">- <text:span text:style-name="T1">tâche 5 :Gestion de la clôture des fiches en php ; à la premère saisie pour le mois N par le visiteur, sa fiche du mois précédent est clôlturée si elle ne l’est pas. Au début de la campagne de validation des fiches de frais par le service comptable, un script est lancé qui clôture toutes les fiches du mois qui va être traité.</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30:12.506000000</meta:creation-date>
    <dc:date>2018-03-10T21:47:21.544000000</dc:date>
    <meta:editing-duration>PT5M24S</meta:editing-duration>
    <meta:editing-cycles>4</meta:editing-cycles>
    <meta:generator>LibreOffice/5.1.5.2$Windows_x86 LibreOffice_project/7a864d8825610a8c07cfc3bc01dd4fce6a9447e5</meta:generator>
    <meta:document-statistic meta:table-count="0" meta:image-count="0" meta:object-count="0" meta:page-count="1" meta:paragraph-count="12" meta:word-count="239" meta:character-count="1437" meta:non-whitespace-character-count="1207"/>
  </office:meta>
</office:document-meta>
</file>